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56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57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88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352a69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0346449" fo:background-color="#ffff00" loext:char-shading-value="0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17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c15c7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3c15c7" fo:background-color="transparent" loext:char-shading-value="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background-color="#ffff00" loext:char-shading-value="0"/>
    </style:style>
    <style:style style:name="T29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30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31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32" style:family="text">
      <style:text-properties style:text-underline-style="solid" style:text-underline-width="auto" style:text-underline-color="font-color" fo:background-color="transparent" loext:char-shading-value="0"/>
    </style:style>
    <style:style style:name="T33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34" style:family="text">
      <style:text-properties style:text-underline-style="solid" style:text-underline-width="auto" style:text-underline-color="font-color" officeooo:rsid="003c15c7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44" style:family="text">
      <style:text-properties fo:font-style="italic" officeooo:rsid="003a4d14" style:font-style-asian="italic" style:font-style-complex="italic"/>
    </style:style>
    <style:style style:name="T45" style:family="text">
      <style:text-properties fo:font-style="italic" fo:background-color="transparent" loext:char-shading-value="0" style:font-style-asian="italic" style:font-style-complex="italic"/>
    </style:style>
    <style:style style:name="T46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47" style:family="text">
      <style:text-properties style:text-position="super 58%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2f628e" style:font-style-asian="normal" style:font-style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style="normal" style:text-underline-style="none" officeooo:rsid="0024d75d" style:font-style-asian="normal" style:font-style-complex="normal"/>
    </style:style>
    <style:style style:name="T52" style:family="text">
      <style:text-properties fo:font-style="normal" style:text-underline-style="none" officeooo:rsid="0023dfa3" style:font-style-asian="normal" style:font-style-complex="normal"/>
    </style:style>
    <style:style style:name="T53" style:family="text">
      <style:text-properties fo:font-style="normal" style:text-underline-style="none" officeooo:rsid="00262098" style:font-style-asian="normal" style:font-style-complex="normal"/>
    </style:style>
    <style:style style:name="T54" style:family="text">
      <style:text-properties fo:font-style="normal" style:text-underline-style="none" officeooo:rsid="00281f13" style:font-style-asian="normal" style:font-style-complex="normal"/>
    </style:style>
    <style:style style:name="T5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58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59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60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61" style:family="text">
      <style:text-properties officeooo:rsid="00220d3d"/>
    </style:style>
    <style:style style:name="T62" style:family="text">
      <style:text-properties officeooo:rsid="002232db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23dfa3" fo:background-color="#ffff00" loext:char-shading-value="0"/>
    </style:style>
    <style:style style:name="T65" style:family="text">
      <style:text-properties officeooo:rsid="0029e675" fo:background-color="#ffff00" loext:char-shading-value="0"/>
    </style:style>
    <style:style style:name="T66" style:family="text">
      <style:text-properties officeooo:rsid="002bd642" fo:background-color="#ffff00" loext:char-shading-value="0"/>
    </style:style>
    <style:style style:name="T67" style:family="text">
      <style:text-properties officeooo:rsid="001e1259" fo:background-color="#ffff00" loext:char-shading-value="0"/>
    </style:style>
    <style:style style:name="T68" style:family="text">
      <style:text-properties officeooo:rsid="00220d3d" fo:background-color="#ffff00" loext:char-shading-value="0"/>
    </style:style>
    <style:style style:name="T69" style:family="text">
      <style:text-properties officeooo:rsid="0030a860" fo:background-color="#ffff00" loext:char-shading-value="0"/>
    </style:style>
    <style:style style:name="T70" style:family="text">
      <style:text-properties officeooo:rsid="00346449" fo:background-color="#ffff00" loext:char-shading-value="0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417b89" fo:background-color="#ffff00" loext:char-shading-value="0"/>
    </style:style>
    <style:style style:name="T73" style:family="text">
      <style:text-properties officeooo:rsid="0023dfa3"/>
    </style:style>
    <style:style style:name="T74" style:family="text">
      <style:text-properties officeooo:rsid="00244bcc"/>
    </style:style>
    <style:style style:name="T75" style:family="text">
      <style:text-properties officeooo:rsid="00281f13"/>
    </style:style>
    <style:style style:name="T76" style:family="text">
      <style:text-properties officeooo:rsid="0029e675"/>
    </style:style>
    <style:style style:name="T77" style:family="text">
      <style:text-properties officeooo:rsid="002bd642"/>
    </style:style>
    <style:style style:name="T78" style:family="text">
      <style:text-properties officeooo:rsid="002c8553"/>
    </style:style>
    <style:style style:name="T79" style:family="text">
      <style:text-properties officeooo:rsid="0030a860"/>
    </style:style>
    <style:style style:name="T80" style:family="text">
      <style:text-properties fo:font-size="18pt" fo:font-weight="bold" officeooo:rsid="00352a69" style:font-size-asian="18pt" style:font-weight-asian="bold" style:font-size-complex="18pt" style:font-weight-complex="bold"/>
    </style:style>
    <style:style style:name="T81" style:family="text">
      <style:text-properties fo:font-size="18pt" fo:font-weight="bold" officeooo:rsid="003d5ef9" style:font-size-asian="18pt" style:font-weight-asian="bold" style:font-size-complex="18pt" style:font-weight-complex="bold"/>
    </style:style>
    <style:style style:name="T82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83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84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85" style:family="text">
      <style:text-properties fo:font-size="18pt" style:text-underline-style="none" officeooo:rsid="00352a69" style:font-size-asian="18pt" style:font-size-complex="18pt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fo:background-color="transparent" loext:char-shading-value="0"/>
    </style:style>
    <style:style style:name="T88" style:family="text">
      <style:text-properties style:text-underline-style="none" officeooo:rsid="003a4d14" fo:background-color="transparent" loext:char-shading-value="0"/>
    </style:style>
    <style:style style:name="T89" style:family="text">
      <style:text-properties style:text-underline-style="none" officeooo:rsid="003af74a" fo:background-color="transparent" loext:char-shading-value="0"/>
    </style:style>
    <style:style style:name="T90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91" style:family="text">
      <style:text-properties style:text-underline-style="none" officeooo:rsid="003af74a"/>
    </style:style>
    <style:style style:name="T92" style:family="text">
      <style:text-properties officeooo:rsid="00358f60"/>
    </style:style>
    <style:style style:name="T93" style:family="text">
      <style:text-properties officeooo:rsid="003736e2"/>
    </style:style>
    <style:style style:name="T94" style:family="text">
      <style:text-properties officeooo:rsid="0037f7a1"/>
    </style:style>
    <style:style style:name="T95" style:family="text">
      <style:text-properties fo:background-color="transparent" loext:char-shading-value="0"/>
    </style:style>
    <style:style style:name="T96" style:family="text">
      <style:text-properties officeooo:rsid="003c15c7" fo:background-color="transparent" loext:char-shading-value="0"/>
    </style:style>
    <style:style style:name="T97" style:family="text">
      <style:text-properties officeooo:rsid="00491bbf" fo:background-color="transparent" loext:char-shading-value="0"/>
    </style:style>
    <style:style style:name="T98" style:family="text">
      <style:text-properties officeooo:rsid="003c15c7"/>
    </style:style>
    <style:style style:name="T99" style:family="text">
      <style:text-properties officeooo:rsid="003d5ef9"/>
    </style:style>
    <style:style style:name="T100" style:family="text">
      <style:text-properties officeooo:rsid="003eff8d"/>
    </style:style>
    <style:style style:name="T101" style:family="text">
      <style:text-properties officeooo:rsid="00417b89"/>
    </style:style>
    <style:style style:name="T102" style:family="text">
      <style:text-properties officeooo:rsid="004250fa"/>
    </style:style>
    <style:style style:name="T103" style:family="text">
      <style:text-properties officeooo:rsid="00443d76"/>
    </style:style>
    <style:style style:name="T104" style:family="text">
      <style:text-properties officeooo:rsid="00463f87"/>
    </style:style>
    <style:style style:name="T105" style:family="text">
      <style:text-properties officeooo:rsid="00491b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5">MODERN JAVASCRIPT WEBSITE NOTES</text:span></text:p>
      <text:p text:style-name="P3"><text:tab/><text:tab/><text:tab/><text:tab/><text:tab/><text:tab/><text:span text:style-name="T67">PART – 1</text:span></text:p>
      <text:p text:style-name="P3"/>
      <text:p text:style-name="P4">Prefix: Creator: <text:span text:style-name="T63">Brendon Eich, 1995</text:span></text:p>
      <text:p text:style-name="P4"/>
      <text:list xml:id="list2005011665" text:style-name="L1">
        <text:list-item>
          <text:p text:style-name="P47"><text:s/><text:span text:style-name="T1">Intially, it was called </text:span><text:span text:style-name="T3">Live Script. </text:span></text:p>
          <text:p text:style-name="P47"><text:span text:style-name="T3"><text:s/></text:span><text:span text:style-name="T100">Created to make web pages alive.</text:span></text:p>
          <text:p text:style-name="P54"/>
        </text:list-item>
        <text:list-item>
          <text:p text:style-name="P46"><text:s/><text:span text:style-name="T1">The browser has an embedded engine called a </text:span><text:span text:style-name="T3">‘JavaScript Virtual Engine’.</text:span></text:p>
          <text:p text:style-name="P53"/>
        </text:list-item>
        <text:list-item>
          <text:p text:style-name="P48">Different Engines Codename:</text:p>
          <text:p text:style-name="P48">a. <text:span text:style-name="T2">Chrome and Opera</text:span> : <text:span text:style-name="T35">V8</text:span></text:p>
          <text:p text:style-name="P48">b. <text:span text:style-name="T2">Firefox</text:span>: <text:span text:style-name="T35">SpiderMonkey</text:span></text:p>
          <text:p text:style-name="P48">c. <text:span text:style-name="T2">IE: </text:span><text:span text:style-name="T35">Trident</text:span><text:span text:style-name="T38"> </text:span><text:span text:style-name="T35">and Chakra</text:span></text:p>
          <text:p text:style-name="P48">d. <text:span text:style-name="T2">Microsoft Edge</text:span>: <text:span text:style-name="T35">Chakra Core</text:span></text:p>
          <text:p text:style-name="P48">e. <text:span text:style-name="T2">Safari</text:span>: <text:span text:style-name="T35">Nitro and Squirel Fish</text:span></text:p>
          <text:p text:style-name="P55"/>
        </text:list-item>
        <text:list-item>
          <text:p text:style-name="P58">JavaScript Engine Working -</text:p>
          <text:p text:style-name="P58">a. The Engine reads (<text:span text:style-name="T2">parses</text:span>) the whole script.</text:p>
          <text:p text:style-name="P58">b. Then, it converts (<text:span text:style-name="T2">compiles</text:span>) the script to the Machine Code.</text:p>
          <text:p text:style-name="P58">c. And, then the machine-code runs, pretty fast.</text:p>
          <text:p text:style-name="P58"/>
        </text:list-item>
        <text:list-item>
          <text:p text:style-name="P59"><text:span text:style-name="T2">SAME ORIGIN POLICY </text:span>: Different Tabs/Window <text:span text:style-name="T79">in a browser</text:span> generally don’t know about each other. This is called Same Origin Policy.</text:p>
          <text:p text:style-name="P59"/>
        </text:list-item>
        <text:list-item>
          <text:p text:style-name="P59">Flavours of JavaScript</text:p>
          <text:p text:style-name="P59">a. <text:span text:style-name="T2">Coffee Script</text:span></text:p>
          <text:p text:style-name="P59">b. <text:span text:style-name="T2">TypeScript</text:span>: <text:span text:style-name="T35">By Microsoft</text:span></text:p>
          <text:p text:style-name="P59">c. <text:span text:style-name="T2">Flow</text:span>: <text:span text:style-name="T35">By Facebook</text:span></text:p>
          <text:p text:style-name="P59">d. <text:span text:style-name="T2">Dart</text:span>: <text:span text:style-name="T35">By Google</text:span></text:p>
          <text:p text:style-name="P56"/>
        </text:list-item>
        <text:list-item>
          <text:p text:style-name="P59"><text:span text:style-name="T2">ECMA</text:span>: European Computer Manufacture’s Association. It is a <text:span text:style-name="T35">STANDARD</text:span> for scripting language such as JavaScript.</text:p>
          <text:p text:style-name="P59"/>
        </text:list-item>
        <text:list-item>
          <text:p text:style-name="P59"><text:span text:style-name="T2">Semi-Colon</text:span>: JavaScript interprets the <text:span text:style-name="T35">line-breaks</text:span> as an ‘<text:span text:style-name="T35">implicit</text:span>’ semi-colon. This is called “<text:span text:style-name="T38">Automatic Semicolon Insertion</text:span>”.</text:p>
          <text:p text:style-name="P59"/>
        </text:list-item>
        <text:list-item>
          <text:p text:style-name="P57"><text:soft-page-break/>JavaScript is Case-Sensitive Language.</text:p>
          <text:p text:style-name="P63">Js programs can be inserted almost anywhere into an HTML document using the &lt;script&gt; tag.</text:p>
        </text:list-item>
      </text:list>
      <text:p text:style-name="P30"/>
      <text:p text:style-name="P30">10. <text:span text:style-name="T12">Special Directive</text:span><text:span text:style-name="T63">:</text:span></text:p>
      <text:p text:style-name="P30"><text:tab/>a. <text:span text:style-name="T2">use strict</text:span> : When it is located at the top of a script, the whole <text:tab/><text:tab/>script works the Modern Way. <text:span text:style-name="T102">Should be at top of your script, </text:span></text:p>
      <text:p text:style-name="P30"><text:tab/><text:span text:style-name="T102">otherwise strict mode may not be enabled.</text:span></text:p>
      <text:p text:style-name="P30"><text:tab/><text:span text:style-name="T78">b. </text:span><text:span text:style-name="T9">continue and break</text:span></text:p>
      <text:p text:style-name="P30"/>
      <text:p text:style-name="P30">11. <text:s/><text:span text:style-name="T2">Variables</text:span>: let, var, const.</text:p>
      <text:p text:style-name="P30"/>
      <text:p text:style-name="P30">12. <text:s/><text:span text:style-name="T63">There are </text:span><text:span text:style-name="T12">8 Basic-Types</text:span><text:span text:style-name="T63"> in JavaScript</text:span>:</text:p>
      <text:list xml:id="list2038647640" text:style-name="L2">
        <text:list-item>
          <text:p text:style-name="P60"><text:span text:style-name="T2">Numbers</text:span> : Integer, Floating point : +-2<text:span text:style-name="T47">53 </text:span></text:p>
        </text:list-item>
        <text:list-item>
          <text:p text:style-name="P88"><text:span text:style-name="T2">BigInt</text:span> : By appending ‘<text:span text:style-name="T38">n</text:span>’ to the end of an integer</text:p>
        </text:list-item>
        <text:list-item>
          <text:p text:style-name="P88"><text:span text:style-name="T2">String</text:span>: May have zero(<text:span text:style-name="T35">empty-string</text:span>) or more characters</text:p>
        </text:list-item>
        <text:list-item>
          <text:p text:style-name="P88"><text:span text:style-name="T2">Boolean</text:span>: True/False</text:p>
        </text:list-item>
        <text:list-item>
          <text:p text:style-name="P88"><text:span text:style-name="T2">null</text:span>: Standalone type meaning <text:span text:style-name="T68">N</text:span><text:span text:style-name="T41">othing, Empty, Value-Unknown</text:span></text:p>
        </text:list-item>
        <text:list-item>
          <text:p text:style-name="P88"><text:span text:style-name="T2">undefined</text:span>: Standalone type <text:span text:style-name="T61">meaning </text:span><text:span text:style-name="T41">Value is not Assigned</text:span></text:p>
        </text:list-item>
        <text:list-item>
          <text:p text:style-name="P88"><text:span text:style-name="T2">Object</text:span>: For complex Data Structure</text:p>
        </text:list-item>
        <text:list-item>
          <text:p text:style-name="P88"><text:span text:style-name="T2">Symbol</text:span>: For unique Identifier</text:p>
        </text:list-item>
      </text:list>
      <text:p text:style-name="P45"/>
      <text:p text:style-name="P45">13. <text:s/><text:span text:style-name="T2">typeof</text:span> Operator : <text:span text:style-name="T63">Returns a string</text:span> with the name of the type.</text:p>
      <text:p text:style-name="P45"><text:tab/><text:tab/><text:tab/><text:tab/><text:span text:style-name="T2">Ex</text:span>- typeof(‘karan’) ----&gt; ‘String’</text:p>
      <text:list xml:id="list181155655450127" text:continue-list="list2005011665" text:style-name="L1">
        <text:list-header>
          <text:p text:style-name="P61"/>
        </text:list-header>
      </text:list>
      <text:p text:style-name="P29">14. <text:span text:style-name="T2">Dynamically-</text:span><text:span text:style-name="T4">T</text:span><text:span text:style-name="T2">yped</text:span>: JavaScript is called “dynamically-typed” meaning that there exist data types, <text:span text:style-name="T38">BUT</text:span> variables are not bound to any type.</text:p>
      <text:p text:style-name="P29"/>
      <text:p text:style-name="P29">15. <text:span text:style-name="T4">NaN</text:span><text:span text:style-name="T61"> – Not a Number.</text:span></text:p>
      <text:p text:style-name="P29"><text:tab/><text:tab/><text:span text:style-name="T61">Represents a Computational-Error.</text:span></text:p>
      <text:p text:style-name="P29"><text:tab/><text:tab/><text:span text:style-name="T68">Result of an incorrect or an undefined Mathematical Operation</text:span><text:span text:style-name="T61">.</text:span></text:p>
      <text:p text:style-name="P29"><text:tab/><text:tab/><text:span text:style-name="T4">Example</text:span><text:span text:style-name="T61">: karan/25 ----&gt; NaN</text:span></text:p>
      <text:p text:style-name="P29"/>
      <text:p text:style-name="P31">16. <text:span text:style-name="T12">Boolean Values comes as a Result of Comparison.</text:span></text:p>
      <text:p text:style-name="P31"><text:tab/><text:span text:style-name="T2">Example</text:span>: 14 &gt; 1 <text:s/>----&gt; True</text:p>
      <text:p text:style-name="P29"/>
      <text:p text:style-name="P31">17. <text:span text:style-name="T5">INTERACTION</text:span><text:span text:style-name="T62"> : Alert, Prompt, Confirm </text:span><text:span text:style-name="T101">( </text:span><text:span text:style-name="T72">All are Browser specific commands</text:span><text:span text:style-name="T101"> )</text:span></text:p>
      <text:p text:style-name="P31"><text:soft-page-break/></text:p>
      <text:p text:style-name="P32">18. <text:span text:style-name="T2">Alert Method</text:span> : <text:span text:style-name="T40">No return type</text:span></text:p>
      <text:p text:style-name="P32"><text:tab/><text:span text:style-name="T2">Ex</text:span>: alert(‘Karan’);</text:p>
      <text:p text:style-name="P32"><text:tab/>The <text:span text:style-name="T35">mini-window</text:span> with the message is called a <text:span text:style-name="T35">Modal-Window</text:span>.</text:p>
      <text:p text:style-name="P32"><text:tab/>The word ‘<text:span text:style-name="T35">modal</text:span>’ means that the visitor <text:span text:style-name="T35">can’t interact</text:span> with the rest of </text:p>
      <text:p text:style-name="P32"><text:tab/>the page, press other buttons etc until have dealth with the window.</text:p>
      <text:p text:style-name="P32"/>
      <text:p text:style-name="P32">19. <text:span text:style-name="T2">Prompt Method</text:span>:<text:span text:style-name="T35"> </text:span><text:span text:style-name="T40">Returns ‘text’ or ‘Null’ </text:span><text:span text:style-name="T63">(if pressed CANCEL or ESC Key).</text:span></text:p>
      <text:p text:style-name="P32"/>
      <text:p text:style-name="P32">20. <text:span text:style-name="T2">Confirm Method</text:span>: <text:span text:style-name="T40">Returns a Boolean-Value</text:span><text:span text:style-name="T63"> </text:span>i.e True/False.</text:p>
      <text:p text:style-name="P8"/>
      <text:p text:style-name="P9">21. <text:span text:style-name="T6">Type-Conversions : </text:span><text:span text:style-name="T23">Coercion Happens</text:span><text:span text:style-name="T13"> !</text:span></text:p>
      <text:list xml:id="list3721002678" text:style-name="L3">
        <text:list-item>
          <text:p text:style-name="P49"><text:span text:style-name="T63">alert method – Automatically converts any value to a ‘</text:span><text:span text:style-name="T40">STRING</text:span><text:span text:style-name="T63">’</text:span>.</text:p>
        </text:list-item>
      </text:list>
      <text:p text:style-name="P10"/>
      <text:p text:style-name="P10">22. <text:span text:style-name="T2">Numeric Conversion Rules</text:span> <text:s/>i.e <text:s/>Number(value).</text:p>
      <text:p text:style-name="P10"><text:tab/></text:p>
      <text:p text:style-name="P10"><text:tab/><text:span text:style-name="T2">Value</text:span><text:tab/><text:tab/><text:span text:style-name="T2">Becomes</text:span></text:p>
      <text:p text:style-name="P10"><text:tab/><text:span text:style-name="T63">undefined<text:tab/><text:tab/>NaN<text:tab/></text:span><text:tab/>Ex: Number(undefined) ---&gt; NaN</text:p>
      <text:p text:style-name="P10"><text:tab/>null<text:tab/><text:tab/><text:tab/>0<text:tab/><text:tab/>Ex: Number(null) ---&gt; 0</text:p>
      <text:p text:style-name="P10"><text:tab/>true/false<text:tab/><text:tab/>1/0<text:tab/><text:tab/>Ex: Number(true) ---&gt;1</text:p>
      <text:p text:style-name="P10"><text:tab/><text:span text:style-name="T70">empty string<text:tab/>0<text:tab/><text:tab/>Ex: Number(‘’) or Number(‘\n\n’) --&gt; 0</text:span></text:p>
      <text:p text:style-name="P10"/>
      <text:p text:style-name="P10">23. <text:span text:style-name="T2">Boolean Conversion Rules</text:span> i.e Boolean(values).</text:p>
      <text:p text:style-name="P10"/>
      <text:p text:style-name="P10"><text:tab/>Values like : <text:span text:style-name="T63">‘’(empty-string), 0, null, undefined, NaN</text:span> --&gt; False</text:p>
      <text:p text:style-name="P10"><text:tab/>Other Values: True</text:p>
      <text:p text:style-name="P10"/>
      <text:p text:style-name="P10">24. <text:span text:style-name="T7">String Concatination</text:span><text:span text:style-name="T73"> : </text:span><text:span text:style-name="T7">‘+’</text:span></text:p>
      <text:p text:style-name="P10"><text:span text:style-name="T7"><text:tab/></text:span><text:span text:style-name="T73">If any of the </text:span><text:span text:style-name="T64">operand</text:span><text:span text:style-name="T73"> is a string, then the other value is converted to a <text:tab/>string too.</text:span></text:p>
      <text:p text:style-name="P10"><text:tab/><text:span text:style-name="T73">Ex: </text:span><text:span text:style-name="T64">console.log( 2 + ‘2’ ) ---&gt; ‘22’</text:span></text:p>
      <text:p text:style-name="P10"><text:tab/> <text:s text:c="6"/><text:span text:style-name="T64">console.log( 2 + 3 + ‘2’) ---&gt; ‘52’ <text:s/>(Since precedence is from left-right, Hence 2 + 3 result in 5 first, then when it sees a string ‘2’ the both are converted to string resulting in ‘52’)</text:span></text:p>
      <text:p text:style-name="P10"/>
      <text:p text:style-name="P11">25. <text:s/><text:span text:style-name="T2">COMPARISON</text:span>:</text:p>
      <text:p text:style-name="P11"/>
      <text:p text:style-name="P11"><text:soft-page-break/><text:tab/>a.<text:span text:style-name="T2"> STRING COMPARISON</text:span>: It follows ‘<text:span text:style-name="T35">lexographical order</text:span>’.</text:p>
      <text:p text:style-name="P11"><text:tab/><text:span text:style-name="T63">When comparing values of different types, Js converts the values to</text:span> <text:tab/><text:span text:style-name="T63">numbers.</text:span></text:p>
      <text:p text:style-name="P16"/>
      <text:p text:style-name="P17">i.e alert( <text:span text:style-name="T63">‘2’ &gt; 13</text:span> ) ---&gt; false <text:span text:style-name="T79">(</text:span><text:span text:style-name="T69">Different Types</text:span><text:span text:style-name="T79">)</text:span></text:p>
      <text:p text:style-name="P17">Here, ‘2’ is converted to Number first, i.e Number(‘2’) and then compared.</text:p>
      <text:p text:style-name="P17"/>
      <text:p text:style-name="P17">26. <text:s/><text:span text:style-name="T8">Strict-Equality Check / </text:span><text:span text:style-name="T10">Identically-Equal</text:span><text:span text:style-name="T74">: <text:s/>A regular equality check == has a problem.</text:span></text:p>
      <text:p text:style-name="P18">It can’t differenciate 0 from false.</text:p>
      <text:p text:style-name="P18">i.e alert( 0 == false ) ---&gt; True.</text:p>
      <text:p text:style-name="P18"/>
      <text:p text:style-name="P2"><text:span text:style-name="T16">REASON</text:span><text:span text:style-name="T17">: Since we are comparing two different types, hence they are converted to Number first, then the check is happening. Type-Conversion is </text:span><text:span text:style-name="T18">done</text:span><text:span text:style-name="T17"> by Js.</text:span></text:p>
      <text:p text:style-name="P18"/>
      <text:p text:style-name="P18"><text:span text:style-name="T2">Behind the Scene </text:span>: alert( 0 == Number(false)) --&gt; alert( 0 == 0 ) ---&gt; <text:span text:style-name="T35">True</text:span>.</text:p>
      <text:p text:style-name="P18"/>
      <text:p text:style-name="P18">A strict-equality operator === checks the equality without-type conversion. In other words, if ‘a’ and ‘b’ are of different types, then a ===b <text:s text:c="2"/>immediately returns <text:span text:style-name="T35">False.</text:span><text:span text:style-name="T50"> Without an attempt to convert them.</text:span></text:p>
      <text:p text:style-name="P34"/>
      <text:p text:style-name="P34">I.e alert ( a === b ) ---&gt; False.</text:p>
      <text:p text:style-name="P34"/>
      <text:p text:style-name="P18"><text:span text:style-name="T50">27. </text:span><text:span text:style-name="T56">Exceptional Cases Important</text:span><text:span text:style-name="T51">:</text:span></text:p>
      <text:p text:style-name="P35"/>
      <text:p text:style-name="P18"><text:span text:style-name="T51"><text:s text:c="6"/>a. </text:span><text:span text:style-name="T58">Null and Undefined</text:span></text:p>
      <text:p text:style-name="P35"/>
      <text:p text:style-name="P35"><text:tab/>For Non-Strict Check: </text:p>
      <text:p text:style-name="P18"><text:span text:style-name="T51"><text:tab/></text:span><text:span text:style-name="T58">There’s a special rule. These two are called ‘sweet couple’.</text:span><text:span text:style-name="T51"> </text:span></text:p>
      <text:p text:style-name="P18"><text:span text:style-name="T51"><text:tab/></text:span><text:span text:style-name="T58">They equal each other, but not any other value !.</text:span></text:p>
      <text:p text:style-name="P18"><text:span text:style-name="T51"><text:tab/></text:span><text:span text:style-name="T58">i.e alert ( null == undefined ) ---&gt; True.</text:span></text:p>
      <text:p text:style-name="P35"><text:tab/></text:p>
      <text:p text:style-name="P19"><text:span text:style-name="T52">2</text:span><text:span text:style-name="T50">8. <text:s/></text:span><text:span text:style-name="T53">Same Type Comparison :</text:span></text:p>
      <text:p text:style-name="P19"><text:span text:style-name="T53"><text:tab/>Ex: </text:span><text:span text:style-name="T59">alert ( ‘2’ &gt; ‘12’ )</text:span><text:span text:style-name="T53"> --&gt; True.</text:span></text:p>
      <text:p text:style-name="P19"><text:span text:style-name="T53"><text:tab/>Since both are of same type (</text:span><text:span text:style-name="T36">string)</text:span><text:span text:style-name="T53">. They are not converted to <text:tab/>Numbers. They follow the ‘l</text:span><text:span text:style-name="T36">exographical order</text:span><text:span text:style-name="T53">’.</text:span></text:p>
      <text:p text:style-name="P36"/>
      <text:p text:style-name="P20"><text:soft-page-break/><text:span text:style-name="T50"><text:tab/>Whereas here, </text:span><text:span text:style-name="T57">alert ( ‘2’ &gt; 12 )</text:span><text:span text:style-name="T50">. They are of diffferent data-type.</text:span></text:p>
      <text:p text:style-name="P37"><text:tab/>Hence they are converted to Number resulting in 2 &gt; 12 ---&gt; False</text:p>
      <text:p text:style-name="P37"/>
      <text:p text:style-name="P20"><text:span text:style-name="T50">29. <text:s/>The if statement i.e </text:span><text:span text:style-name="T55">if (expression)</text:span><text:span text:style-name="T50"> :</text:span></text:p>
      <text:p text:style-name="P37"><text:tab/>Evaluates the expression in it’s paranthesis and converts the result to <text:tab/></text:p>
      <text:p text:style-name="P20"><text:span text:style-name="T50"><text:tab/>a </text:span><text:span text:style-name="T38">Boolean-Value</text:span><text:span text:style-name="T50">.</text:span></text:p>
      <text:p text:style-name="P37"/>
      <text:p text:style-name="P37"/>
      <text:p text:style-name="P37"/>
      <text:p text:style-name="P20"><text:span text:style-name="T50">30. </text:span><text:span text:style-name="T55">LOGICAL OPERATOR</text:span><text:span text:style-name="T50">: AND(&amp;&amp;), OR(||), NOT(!)</text:span></text:p>
      <text:p text:style-name="P37"/>
      <text:p text:style-name="P20"><text:span text:style-name="T50"><text:tab/></text:span><text:span text:style-name="T57">The value is returned in it’s original form.</text:span></text:p>
      <text:p text:style-name="P20"><text:span text:style-name="T50"><text:tab/></text:span><text:span text:style-name="T57">If an operand is not a boolean, it’s converted to a boolean for the </text:span><text:span text:style-name="T50"><text:tab/></text:span><text:span text:style-name="T57">evaluation. </text:span><text:span text:style-name="T60">They can be applied to any type.</text:span></text:p>
      <text:p text:style-name="P40"/>
      <text:p text:style-name="P38"/>
      <text:p text:style-name="P21"><text:span text:style-name="T50">a. </text:span><text:span text:style-name="T55">OR ( || ) </text:span></text:p>
      <text:p text:style-name="P38"/>
      <text:p text:style-name="P21"><text:span text:style-name="T50"><text:tab/></text:span><text:span text:style-name="T57">Finds the </text:span><text:span text:style-name="T40">first Truthy Value</text:span><text:span text:style-name="T57">.</text:span></text:p>
      <text:p text:style-name="P21"><text:span text:style-name="T50"><text:tab/></text:span><text:span text:style-name="T54">If all the operands, have been evaluated (i.e all were false) returns the <text:tab/>last operand.</text:span></text:p>
      <text:p text:style-name="P38"><text:tab/>Evaluates from left to right.</text:p>
      <text:p text:style-name="P21"><text:span text:style-name="T50"><text:tab/></text:span><text:span text:style-name="T57">For each operand, Converts it to Boolean.</text:span></text:p>
      <text:p text:style-name="P38"><text:tab/>Value is returned in it’s original form</text:p>
      <text:p text:style-name="P38"/>
      <text:p text:style-name="P21"><text:span text:style-name="T50"><text:tab/></text:span><text:span text:style-name="T57">Ex: let age = 15 || 0;</text:span></text:p>
      <text:p text:style-name="P38"><text:tab/> <text:s text:c="5"/>console.log(age) --&gt; 15</text:p>
      <text:p text:style-name="P38"><text:tab/></text:p>
      <text:p text:style-name="P21"><text:span text:style-name="T50"><text:tab/></text:span><text:span text:style-name="T55">Behind the Scene</text:span><text:span text:style-name="T50">: 15 is converted to Boolean i.e Boolean(15): True.</text:span></text:p>
      <text:p text:style-name="P38"><text:tab/>Since the expression got the first Truthy-value.</text:p>
      <text:p text:style-name="P38"><text:tab/>Hence, Value is returned (15)</text:p>
      <text:p text:style-name="P38"><text:tab/>Resulting in 15</text:p>
      <text:p text:style-name="P37"><text:tab/></text:p>
      <text:p text:style-name="P37"/>
      <text:p text:style-name="P21"><text:span text:style-name="T39">SHORT-CIRCUIT EVALUATION</text:span><text:span text:style-name="T40"> :</text:span><text:span text:style-name="T50"> </text:span></text:p>
      <text:p text:style-name="P21"><text:span text:style-name="T50">a. Feature of </text:span><text:span text:style-name="T35">Logical Operators</text:span><text:span text:style-name="T50">.</text:span></text:p>
      <text:p text:style-name="P38">b. It means that || processes it’s arguments until the First Truthy value is reached, and then the value is returned immediately without even touching the other arguments.</text:p>
      <text:p text:style-name="P38"><text:soft-page-break/></text:p>
      <text:p text:style-name="P12">b. <text:span text:style-name="T2">AND (&amp;&amp;)</text:span></text:p>
      <text:p text:style-name="P12"/>
      <text:p text:style-name="P12"><text:tab/><text:span text:style-name="T63">Finds the </text:span><text:span text:style-name="T40">first Falsy value</text:span><text:span text:style-name="T63">.</text:span></text:p>
      <text:p text:style-name="P12"><text:tab/><text:span text:style-name="T75">If all operands have been evaluated (i.e all were truthy) returns the </text:span></text:p>
      <text:p text:style-name="P12"><text:tab/><text:span text:style-name="T75">last operand.</text:span></text:p>
      <text:p text:style-name="P12"><text:tab/>Evaluates from left to right.</text:p>
      <text:p text:style-name="P12"><text:tab/><text:span text:style-name="T63">For each operand, converts it to Boolean.</text:span></text:p>
      <text:p text:style-name="P12"><text:tab/></text:p>
      <text:p text:style-name="P12"><text:tab/><text:span text:style-name="T63">Ex: let age = 15 &amp;&amp; 0</text:span></text:p>
      <text:p text:style-name="P12"><text:tab/> <text:s text:c="6"/>console.log(age) --&gt; 0</text:p>
      <text:p text:style-name="P12"/>
      <text:p text:style-name="P13">The Precedence of AND is higher than OR.</text:p>
      <text:p text:style-name="P13">The Precedence of NOT is the Highest of all Logical Operators.</text:p>
      <text:p text:style-name="P13"/>
      <text:p text:style-name="P22"><text:tab/></text:p>
      <text:p text:style-name="P22">31. <text:span text:style-name="T2">Guess the Ouput</text:span> :</text:p>
      <text:p text:style-name="P22"/>
      <text:p text:style-name="P22"><text:tab/>A. alert( alert(1) || 2 || alert(3)) <text:s text:c="6"/>?</text:p>
      <text:p text:style-name="P22"><text:tab/></text:p>
      <text:p text:style-name="P22"><text:tab/>B. alert( alert(1) &amp;&amp; alert(2) ) <text:s text:c="6"/>?</text:p>
      <text:p text:style-name="P22"><text:tab/></text:p>
      <text:p text:style-name="P22"><text:tab/>Go ahead answer above questions</text:p>
      <text:p text:style-name="P22"/>
      <text:p text:style-name="P22">32. <text:s/><text:span text:style-name="T2">Nullish Coalescing Operator ‘??’</text:span></text:p>
      <text:p text:style-name="P6"/>
      <text:p text:style-name="P22"><text:span text:style-name="T2"><text:tab/></text:span><text:span text:style-name="T76">Recent Addition to the langauge.</text:span></text:p>
      <text:p text:style-name="P22"><text:tab/></text:p>
      <text:p text:style-name="P22"><text:tab/><text:span text:style-name="T76">The result of </text:span><text:span text:style-name="T65">a ?? b</text:span><text:span text:style-name="T76"> is :</text:span></text:p>
      <text:p text:style-name="P22"><text:tab/><text:span text:style-name="T65">a </text:span><text:span text:style-name="T76">: </text:span><text:span text:style-name="T77">if a is defined</text:span><text:span text:style-name="T76">.</text:span></text:p>
      <text:p text:style-name="P22"><text:tab/><text:span text:style-name="T65">b</text:span><text:span text:style-name="T76"> : </text:span><text:span text:style-name="T77">if a is not defined.</text:span></text:p>
      <text:p text:style-name="P22"/>
      <text:p text:style-name="P22"><text:tab/><text:span text:style-name="T66">In other words, ?? returns the first argument if it’s not null/undefined</text:span><text:span text:style-name="T77">.</text:span></text:p>
      <text:p text:style-name="P22"><text:tab/><text:span text:style-name="T66">Otherwise the second one</text:span><text:span text:style-name="T77">.</text:span></text:p>
      <text:p text:style-name="P22"/>
      <text:p text:style-name="P23">The short syntax <text:span text:style-name="T63">for selecting a first ‘</text:span><text:span text:style-name="T40">defined</text:span><text:span text:style-name="T63">’ variable from the list</text:span>.</text:p>
      <text:p text:style-name="P23"/>
      <text:p text:style-name="P23">In short, x = a ?? b is equal to</text:p>
      <text:p text:style-name="P23"><text:tab/> <text:s text:c="3"/><text:span text:style-name="T63"><text:s/>x = ( a!= null &amp;&amp; a!= undefined) ? a : b</text:span></text:p>
      <text:p text:style-name="P23"><text:soft-page-break/></text:p>
      <text:p text:style-name="P22"><text:tab/><text:span text:style-name="T76">Difference b/w || and ?? is :</text:span></text:p>
      <text:p text:style-name="P22"/>
      <text:p text:style-name="P23">|| <text:tab/>: <text:span text:style-name="T35">Returns the first Truthy Value</text:span>.</text:p>
      <text:p text:style-name="P23">??<text:tab/>: <text:span text:style-name="T35">Returns the first Defined Value</text:span>.</text:p>
      <text:p text:style-name="P23"/>
      <text:p text:style-name="P23"/>
      <text:p text:style-name="P25"><text:span text:style-name="T2">Difference</text:span>:</text:p>
      <text:p text:style-name="P25"><text:s/></text:p>
      <text:p text:style-name="P14">let height = 0;</text:p>
      <text:p text:style-name="P14">alert (height || 100) ---&gt; 100</text:p>
      <text:p text:style-name="P14">alert(height ?? 100) ---&gt; 0</text:p>
      <text:p text:style-name="P24">The precedence of the ?? operator is rather low but before = and ?.</text:p>
      <text:p text:style-name="P14">It’s forbidden to use with || or &amp;&amp; without explicit paranthesis.</text:p>
      <text:p text:style-name="P23"/>
      <text:p text:style-name="P23">33. <text:s/><text:span text:style-name="T78">A single execution of the body is called an </text:span><text:span text:style-name="T9">ITERATION</text:span><text:span text:style-name="T78">.</text:span></text:p>
      <text:p text:style-name="P23"/>
      <text:p text:style-name="P26">34. <text:span text:style-name="T2">Labels</text:span> : Sometimes, we need to break out from multiple nested loops at once. A label is an identifier with a colon before a loop.</text:p>
      <text:p text:style-name="P26"><text:tab/>Example: <text:span text:style-name="T35">labelName: for (; ;)</text:span></text:p>
      <text:p text:style-name="P43"/>
      <text:p text:style-name="P33">35. <text:span text:style-name="T2">Switch Statement</text:span>: The equality check in switch argument is always</text:p>
      <text:p text:style-name="P33"><text:tab/><text:tab/><text:tab/><text:tab/> <text:s text:c="2"/><text:span text:style-name="T63">STRICT</text:span>.</text:p>
      <text:p text:style-name="P33"/>
      <text:p text:style-name="P33">36. <text:span text:style-name="T63">A function always return value by default i.e </text:span><text:span text:style-name="T22">undefined</text:span>.</text:p>
      <text:p text:style-name="P33"><text:s text:c="6"/><text:span text:style-name="T63">A function with an empty return or without it returns </text:span><text:span text:style-name="T22">undefined</text:span><text:span text:style-name="T63">.</text:span></text:p>
      <text:p text:style-name="P33"><text:tab/></text:p>
      <text:p text:style-name="P33"><text:tab/>Example-1: function doNothing() { }</text:p>
      <text:p text:style-name="P33"><text:tab/><text:tab/> <text:s text:c="7"/>alert ( doNothing() == undefined) <text:s/>---&gt; True</text:p>
      <text:p text:style-name="P33"/>
      <text:p text:style-name="P33"><text:tab/>Example-2: function doNothing() { return; }</text:p>
      <text:p text:style-name="P33"><text:tab/><text:tab/><text:tab/>alert( doNothing() == undefined) ---&gt; True</text:p>
      <text:p text:style-name="P22"/>
      <text:p text:style-name="P22"/>
      <text:p text:style-name="P27">37. <text:span text:style-name="T2">Function Expression vs Function Declaration</text:span></text:p>
      <text:p text:style-name="P7"/>
      <text:p text:style-name="P27"><text:span text:style-name="T20">Function Expression<text:tab/></text:span><text:span text:style-name="T2"><text:tab/><text:tab/><text:tab/><text:tab/><text:tab/></text:span><text:span text:style-name="T20">Function Declaration</text:span></text:p>
      <text:p text:style-name="P7"/>
      <text:p text:style-name="P15">A function Expression is created when<text:tab/><text:tab/><text:tab/>It can be called earlier </text:p>
      <text:p text:style-name="P15"><text:soft-page-break/>the execution reaches it and is usable<text:tab/><text:tab/><text:tab/>than it’s defined.</text:p>
      <text:p text:style-name="P15">only from that moment.</text:p>
      <text:p text:style-name="P15"/>
      <text:p text:style-name="P27">Ex: sayHi(); <text:tab/><text:tab/><text:tab/><text:tab/><text:tab/><text:tab/><text:tab/>Ex: sayHi();</text:p>
      <text:p text:style-name="P27"/>
      <text:p text:style-name="P27"><text:s text:c="6"/>let sayHi = function() {<text:tab/><text:tab/><text:tab/><text:tab/><text:tab/>function sayHi() {</text:p>
      <text:p text:style-name="P27"><text:tab/><text:tab/><text:tab/>alert(‘hi’);<text:tab/><text:tab/><text:tab/><text:tab/><text:tab/><text:tab/>alert(‘hi’);</text:p>
      <text:p text:style-name="P27"><text:tab/><text:tab/><text:tab/>}<text:tab/><text:tab/><text:tab/><text:tab/><text:tab/><text:tab/><text:tab/>}</text:p>
      <text:p text:style-name="P15">It will not work<text:tab/><text:tab/><text:tab/><text:tab/><text:tab/><text:tab/><text:tab/>It will work</text:p>
      <text:p text:style-name="P27"/>
      <text:p text:style-name="P28"><text:span text:style-name="T63">NOTE</text:span>: The function declaration sayHi is created when JS is preparing to start the script and is visible everywhere in it.</text:p>
      <text:p text:style-name="P28"/>
      <text:p text:style-name="P28"/>
      <text:p text:style-name="P5">Arrow Functions</text:p>
      <text:p text:style-name="P5"/>
      <text:p text:style-name="P28">Better than Function Expression.</text:p>
      <text:p text:style-name="P44">Use Arrow-Functions for one line actions and callbacks.</text:p>
      <text:p text:style-name="P42"/>
      <text:p text:style-name="P42">Example:<text:span text:style-name="T50"> let sum = (a, b) =&gt; a + b;</text:span></text:p>
      <text:p text:style-name="P39"><text:tab/><text:tab/>expression will be returned.</text:p>
      <text:p text:style-name="P39"/>
      <text:p text:style-name="P41">If one argument, paranthesis can be omitted.</text:p>
      <text:p text:style-name="P42"><text:span text:style-name="T48">Example:</text:span><text:span text:style-name="T50"> let num = n =&gt; n;</text:span></text:p>
      <text:p text:style-name="P39"/>
      <text:p text:style-name="P41">If there is no-argument, then still paranthesis is still required.</text:p>
      <text:p text:style-name="P42"><text:span text:style-name="T48">Example:</text:span><text:span text:style-name="T50"> let name = ( ) =&gt; ‘Karan Negi’;</text:span></text:p>
      <text:p text:style-name="P39"/>
      <text:p text:style-name="P44"><text:span text:style-name="T48">For Multiple Expression: </text:span><text:span text:style-name="T49">Use Curly Braces</text:span></text:p>
      <text:p text:style-name="P42"><text:span text:style-name="T50">let sum = (a, b) =&gt; </text:span><text:span text:style-name="T57">{</text:span></text:p>
      <text:p text:style-name="P39"><text:tab/><text:tab/><text:tab/>let result = a + b;</text:p>
      <text:p text:style-name="P39"><text:tab/><text:tab/><text:tab/>return result;</text:p>
      <text:p text:style-name="P42"><text:span text:style-name="T50"><text:tab/><text:tab/><text:tab/></text:span><text:span text:style-name="T57">}</text:span></text:p>
      <text:p text:style-name="P50"/>
      <text:p text:style-name="P50"><text:tab/><text:tab/><text:tab/><text:tab/><text:tab/><text:tab/><text:span text:style-name="T83">OBJECTS</text:span><text:span text:style-name="T85"><text:tab/><text:tab/><text:tab/><text:tab/><text:tab/></text:span></text:p>
      <text:p text:style-name="P50"><text:span text:style-name="T80"/></text:p>
      <text:p text:style-name="P51"><text:span text:style-name="T11"/></text:p>
      <text:p text:style-name="P52">38. <text:s/>Objects also known as <text:span text:style-name="T35">Plain Objects</text:span>.</text:p>
      <text:p text:style-name="P52"><text:tab/>Key-Value Pair</text:p>
      <text:p text:style-name="P52"><text:soft-page-break/><text:tab/><text:span text:style-name="T2">Key/Property-Name/Identifier</text:span>: <text:s/><text:span text:style-name="T35">Always a STRING or SYMBOL.</text:span></text:p>
      <text:p text:style-name="P64"><text:tab/><text:span text:style-name="T2">Value</text:span>: <text:span text:style-name="T35">Can be Anything.</text:span></text:p>
      <text:p text:style-name="P64"><text:tab/></text:p>
      <text:p text:style-name="P64"><text:tab/>Ex: <text:span text:style-name="T35">Object Literal Syntax</text:span></text:p>
      <text:p text:style-name="P64"><text:tab/><text:tab/>let obj = { name: ‘kara<text:span text:style-name="T92">n</text:span>’, age: 25 }</text:p>
      <text:p text:style-name="P64"><text:tab/>Ex: <text:span text:style-name="T19">Object Construct Syntax</text:span></text:p>
      <text:p text:style-name="P64"><text:tab/><text:tab/><text:span text:style-name="T92">let obj = new Object ();</text:span></text:p>
      <text:p text:style-name="P64"><text:tab/><text:tab/><text:span text:style-name="T92">obj.name = ‘karan’;</text:span></text:p>
      <text:p text:style-name="P64"><text:tab/><text:tab/><text:span text:style-name="T92">obj.age <text:s text:c="3"/>= <text:s/>25;</text:span></text:p>
      <text:p text:style-name="P64"/>
      <text:p text:style-name="P77">How to calculate no. of properties in an object ?</text:p>
      <text:p text:style-name="P77"/>
      <text:p text:style-name="P80">Object.keys(object_name).length</text:p>
      <text:p text:style-name="P80"/>
      <text:p text:style-name="P77">How to remove a property from an object ?</text:p>
      <text:p text:style-name="P77"/>
      <text:p text:style-name="P65">Using <text:span text:style-name="T42">delete keyword</text:span>.</text:p>
      <text:p text:style-name="P65">i.e <text:span text:style-name="T2">delete</text:span> <text:span text:style-name="T35">objName.propertyName</text:span>.</text:p>
      <text:p text:style-name="P65"/>
      <text:p text:style-name="P66">39. Computed Properties in an Object</text:p>
      <text:p text:style-name="P66"/>
      <text:p text:style-name="P66"><text:tab/>We can use <text:span text:style-name="T2">[Square-Bracket]</text:span> in an object literal, when creating an </text:p>
      <text:p text:style-name="P66"><text:tab/>object. That’s called an <text:span text:style-name="T35">Computed Property</text:span>.</text:p>
      <text:p text:style-name="P66"/>
      <text:p text:style-name="P66">Ex: let fruit = prompt( ‘Which Fruit’, apple);</text:p>
      <text:p text:style-name="P66"><text:s text:c="7"/>let bag = { <text:span text:style-name="T2">[fruit]</text:span> : 5 };</text:p>
      <text:p text:style-name="P66"/>
      <text:p text:style-name="P66"/>
      <text:p text:style-name="P66">40. <text:span text:style-name="T71">‘In’ Operator</text:span></text:p>
      <text:p text:style-name="P66"/>
      <text:p text:style-name="P66"><text:tab/><text:span text:style-name="T35">Checks the property-name in an object.</text:span></text:p>
      <text:p text:style-name="P66"><text:tab/>Returns True/False</text:p>
      <text:p text:style-name="P66"/>
      <text:p text:style-name="P66"><text:tab/>Ex: let obj = { name: ‘abu’ };</text:p>
      <text:p text:style-name="P66"><text:tab/> <text:s text:c="6"/>console.log( ‘name’ <text:span text:style-name="T71">in</text:span> obj ) ---&gt; True.</text:p>
      <text:p text:style-name="P66"/>
      <text:p text:style-name="P66"><text:tab/><text:span text:style-name="T19">For </text:span><text:span text:style-name="T28">in</text:span><text:span text:style-name="T19"> Loop :</text:span></text:p>
      <text:p text:style-name="P66"><text:span text:style-name="T19"/></text:p>
      <text:p text:style-name="P66"><text:tab/><text:span text:style-name="T71">for</text:span> ( key <text:span text:style-name="T71">in</text:span> object ) --&gt; <text:span text:style-name="T35">Print all keys</text:span></text:p>
      <text:p text:style-name="P66"><text:soft-page-break/><text:span text:style-name="T35"/></text:p>
      <text:p text:style-name="P66"><text:tab/>Ex: let obj = { name: ‘Karan’, age: 25, sex: ‘M’ };</text:p>
      <text:p text:style-name="P66"><text:tab/><text:tab/><text:tab/><text:span text:style-name="T71">for</text:span> ( key <text:span text:style-name="T71">in</text:span> obj ) {</text:p>
      <text:p text:style-name="P66"><text:tab/><text:tab/><text:tab/><text:tab/>console.log(<text:span text:style-name="T71">key</text:span>);<text:tab/><text:tab/>// <text:span text:style-name="T35">Print all keys</text:span></text:p>
      <text:p text:style-name="P66"><text:tab/><text:tab/><text:tab/><text:tab/>console.log(<text:span text:style-name="T71">obj[key]</text:span><text:span text:style-name="T93">)</text:span>; }<text:tab/>// <text:span text:style-name="T35">Print all values</text:span></text:p>
      <text:p text:style-name="P66"><text:span text:style-name="T35"/></text:p>
      <text:p text:style-name="P67">41. <text:span text:style-name="T2"><text:s/>Are Objects Ordered ?</text:span></text:p>
      <text:p text:style-name="P67"/>
      <text:p text:style-name="P67"><text:tab/>Order in a special fashion.</text:p>
      <text:p text:style-name="P67"><text:tab/>Integers properties are sorted.</text:p>
      <text:p text:style-name="P67"><text:tab/>Others appear in a creation order.</text:p>
      <text:p text:style-name="P67"/>
      <text:p text:style-name="P67">42.<text:span text:style-name="T71"> IMPORTANT</text:span>: <text:s/>Primitives are copied by values.</text:p>
      <text:p text:style-name="P67"><text:tab/><text:tab/><text:tab/> <text:s text:c="4"/><text:span text:style-name="T42">Objects are stored and copied by References.</text:span></text:p>
      <text:p text:style-name="P67"/>
      <text:p text:style-name="P67"><text:tab/>A varaiable store not the Object itself, but it’s ‘<text:span text:style-name="T28">address in memory</text:span>’.</text:p>
      <text:p text:style-name="P67"><text:tab/>In other words ‘<text:span text:style-name="T28">a reference</text:span>’ to it.</text:p>
      <text:p text:style-name="P66"/>
      <text:p text:style-name="P66"/>
      <text:p text:style-name="P66"><text:s/><text:span text:style-name="T29">Copying an object variable creates one more references to the same object</text:span><text:span text:style-name="T93"> </text:span></text:p>
      <text:p text:style-name="P66"/>
      <text:p text:style-name="P78">How to Overcome above statement ?</text:p>
      <text:p text:style-name="P67"/>
      <text:p text:style-name="P67"><text:span text:style-name="T2">Method-1</text:span> : Either do iteration to clone an Object. <text:span text:style-name="T94">(used for </text:span><text:span text:style-name="T30">Deep cloning</text:span><text:span text:style-name="T94">)</text:span></text:p>
      <text:p text:style-name="P67"><text:span text:style-name="T2">Method-2</text:span> : <text:span text:style-name="T71">Object.assign</text:span> <text:span text:style-name="T94">( used only for </text:span><text:span text:style-name="T30">Shallow copy</text:span><text:span text:style-name="T94"> of an object )</text:span></text:p>
      <text:p text:style-name="P67"/>
      <text:p text:style-name="P67"><text:tab/><text:tab/><text:span text:style-name="T2">Syntax</text:span>: <text:span text:style-name="T28">Object.assign( destination-object, [src-1, src-2 ...] )</text:span>;</text:p>
      <text:p text:style-name="P67"><text:tab/><text:tab/><text:tab/> <text:s text:c="4"/><text:span text:style-name="T2">Return type</text:span> : <text:span text:style-name="T28">Destination Object</text:span>.</text:p>
      <text:p text:style-name="P67"/>
      <text:p text:style-name="P67"/>
      <text:p text:style-name="P66"/>
      <text:p text:style-name="P68">Nested Objects are copied by references , <text:span text:style-name="T104">Hence use</text:span> a deep cloning method !</text:p>
      <text:p text:style-name="P68"/>
      <text:p text:style-name="P68"/>
      <text:p text:style-name="P68">43. <text:span text:style-name="T2">GARBAGE COLLECTION IN JAVASCRIPT</text:span></text:p>
      <text:p text:style-name="P68"><text:span text:style-name="T2"/></text:p>
      <text:p text:style-name="P68">Memory Management in Js is performed automatically and invisible to us.</text:p>
      <text:p text:style-name="P68"><text:soft-page-break/>There’s a background process in the Js Engine that is called <text:span text:style-name="T35">Garbage-Collector.</text:span></text:p>
      <text:p text:style-name="P68">It monitors all the objects and removes that have been unreachable.</text:p>
      <text:p text:style-name="P68"><text:span text:style-name="T71">Main Concept of Memory Management is </text:span><text:span text:style-name="T42">Reachability</text:span>.</text:p>
      <text:p text:style-name="P68"/>
      <text:p text:style-name="P68">Algorithum : The basic garbage collection algorithum is called <text:span text:style-name="T71">Mark and</text:span> </text:p>
      <text:p text:style-name="P68"><text:tab/> <text:tab/> <text:s text:c="3"/><text:span text:style-name="T71">Sweep</text:span>.</text:p>
      <text:p text:style-name="P68"><text:tab/>Objects are retained in the memory while they are reachable.</text:p>
      <text:p text:style-name="P68"><text:tab/>The garbage collector tries to run only while the CPU is idle, to <text:tab/>reduce the possible effect on the execution.</text:p>
      <text:p text:style-name="P68"/>
      <text:p text:style-name="P68"/>
      <text:p text:style-name="P69">44. <text:s/><text:span text:style-name="T71">Functions are too passed by references inside in an object if passed</text:span>.</text:p>
      <text:p text:style-name="P69"/>
      <text:p text:style-name="P69"><text:tab/>i.e let obj = { </text:p>
      <text:p text:style-name="P69"><text:tab/><text:tab/><text:tab/>sayHi() </text:p>
      <text:p text:style-name="P69"><text:tab/><text:tab/><text:tab/> <text:s/>{ </text:p>
      <text:p text:style-name="P69"><text:tab/><text:tab/><text:tab/> <text:s text:c="3"/>return ‘Karan’ </text:p>
      <text:p text:style-name="P69"><text:tab/><text:tab/><text:tab/> <text:s text:c="2"/>}</text:p>
      <text:p text:style-name="P69"><text:tab/><text:tab/><text:tab/> };</text:p>
      <text:p text:style-name="P69"/>
      <text:p text:style-name="P69">Now if we do, let <text:span text:style-name="T71">obj2 = obj</text:span>; <text:s/><text:tab/><text:tab/><text:tab/><text:tab/> // <text:span text:style-name="T35">passed by reference</text:span></text:p>
      <text:p text:style-name="P69"><text:span text:style-name="T35"/></text:p>
      <text:p text:style-name="P69">And, we do <text:span text:style-name="T71">obj2.sayHi = ( ) =&gt; ‘Negi’</text:span>;</text:p>
      <text:p text:style-name="P69"/>
      <text:p text:style-name="P69">console.log( <text:span text:style-name="T71">obj.sayHi()</text:span> ) ----&gt; <text:span text:style-name="T71">Negi</text:span></text:p>
      <text:p text:style-name="P69"><text:span text:style-name="T71"/></text:p>
      <text:p text:style-name="P70"><text:span text:style-name="T2">Didn’t you expect it to print ‘Karan’ ?</text:span> </text:p>
      <text:p text:style-name="P70"/>
      <text:p text:style-name="P81">A function that is the property of an Object is called Method.</text:p>
      <text:p text:style-name="P81"/>
      <text:p text:style-name="P82">Arrow functions have no ‘<text:span text:style-name="T2">this</text:span>’<text:span text:style-name="T87">. </text:span></text:p>
      <text:p text:style-name="P82"><text:span text:style-name="T87"/></text:p>
      <text:p text:style-name="P82"><text:span text:style-name="T87"/></text:p>
      <text:p text:style-name="P82"><text:span text:style-name="T87">45. </text:span><text:span text:style-name="T90">Constructor Functions, new Operator</text:span></text:p>
      <text:p text:style-name="P82"><text:span text:style-name="T87"/></text:p>
      <text:p text:style-name="P82"><text:span text:style-name="T87"><text:tab/></text:span><text:span text:style-name="T88">The regular { } syntax allows us to create only </text:span><text:span text:style-name="T46">one single object</text:span><text:span text:style-name="T88">.</text:span></text:p>
      <text:p text:style-name="P82"><text:span text:style-name="T88"><text:tab/>But often we need to create </text:span><text:span text:style-name="T46">many similar-objects</text:span><text:span text:style-name="T88">, like multiple users <text:tab/></text:span></text:p>
      <text:p text:style-name="P82"><text:span text:style-name="T88"><text:tab/>etc.</text:span></text:p>
      <text:p text:style-name="P82"><text:soft-page-break/><text:span text:style-name="T88"><text:tab/>This can be done using ‘</text:span><text:span text:style-name="T44">new operator</text:span><text:span text:style-name="T88">’.</text:span></text:p>
      <text:p text:style-name="P82"><text:span text:style-name="T88"/></text:p>
      <text:p text:style-name="P83"><text:span text:style-name="T87"><text:tab/></text:span><text:span text:style-name="T90">Conentions</text:span><text:span text:style-name="T87">: They are named with </text:span><text:span text:style-name="T45">capital letter first</text:span><text:span text:style-name="T87">.</text:span></text:p>
      <text:p text:style-name="P83"><text:span text:style-name="T87"><text:tab/><text:tab/><text:tab/> <text:s text:c="2"/>They should be executed only with ‘</text:span><text:span text:style-name="T45">new operator</text:span><text:span text:style-name="T87">’.</text:span></text:p>
      <text:p text:style-name="P83"><text:span text:style-name="T87"/></text:p>
      <text:p text:style-name="P83"><text:span text:style-name="T87"><text:tab/></text:span><text:span text:style-name="T45">Example of Constructor Function:</text:span></text:p>
      <text:p text:style-name="P83"><text:span text:style-name="T87"/></text:p>
      <text:p text:style-name="P83"><text:span text:style-name="T87"><text:tab/><text:tab/><text:tab/>function </text:span><text:span text:style-name="T86">U</text:span><text:span text:style-name="T87">ser ( name, age ) {</text:span></text:p>
      <text:p text:style-name="P83"><text:span text:style-name="T87"><text:tab/><text:tab/><text:tab/><text:tab/><text:tab/><text:tab/></text:span><text:span text:style-name="T86">this</text:span><text:span text:style-name="T87">.name = name;</text:span></text:p>
      <text:p text:style-name="P83"><text:span text:style-name="T87"><text:tab/><text:tab/><text:tab/><text:tab/><text:tab/><text:tab/></text:span><text:span text:style-name="T86">this</text:span><text:span text:style-name="T87">.age <text:s text:c="3"/>= age;</text:span></text:p>
      <text:p text:style-name="P83"><text:span text:style-name="T87"><text:tab/><text:tab/><text:tab/><text:tab/><text:tab/><text:tab/>}</text:span></text:p>
      <text:p text:style-name="P83"><text:span text:style-name="T87"><text:tab/></text:span></text:p>
      <text:p text:style-name="P83"><text:span text:style-name="T87"><text:tab/><text:tab/><text:tab/><text:tab/>let user <text:s text:c="3"/>= new User ( ‘Karan’, 25 );</text:span></text:p>
      <text:p text:style-name="P83"><text:span text:style-name="T87"><text:tab/><text:tab/><text:tab/><text:tab/>let user-2 = new User ( ‘Leenu’, 25 );</text:span></text:p>
      <text:p text:style-name="P83"><text:span text:style-name="T87"/></text:p>
      <text:p text:style-name="P83"><text:span text:style-name="T90">What’s Happening Behind the Scene</text:span><text:span text:style-name="T87"> : <text:s/>Implicit Action i.e<text:tab/></text:span></text:p>
      <text:p text:style-name="P83"><text:span text:style-name="T87"><text:tab/><text:tab/><text:tab/><text:tab/><text:tab/><text:tab/><text:tab/> <text:s text:c="3"/>this = <text:s/>{ <text:s text:c="2"/>} is being created first,</text:span></text:p>
      <text:p text:style-name="P83"><text:span text:style-name="T87"><text:tab/><text:tab/><text:tab/><text:tab/><text:tab/><text:tab/><text:tab/> <text:s text:c="3"/>then returned.</text:span></text:p>
      <text:p text:style-name="P83"><text:span text:style-name="T87"/></text:p>
      <text:p text:style-name="P83"><text:span text:style-name="T87">A </text:span><text:span text:style-name="T86">new empty object is created</text:span><text:span text:style-name="T87"> and assigned to ‘</text:span>this<text:span text:style-name="T87">’. i.e </text:span>‘this’ = { }<text:span text:style-name="T87">.</text:span></text:p>
      <text:p text:style-name="P83"><text:span text:style-name="T87">The function executes, usually it modifies ‘</text:span><text:span text:style-name="T86">this</text:span><text:span text:style-name="T87">’, adds new properties to it.</text:span></text:p>
      <text:p text:style-name="P83"><text:span text:style-name="T87">The value of ‘</text:span><text:span text:style-name="T86">this</text:span><text:span text:style-name="T87">’ is returned.</text:span></text:p>
      <text:p text:style-name="P83"><text:span text:style-name="T87">If there’s no argument, then paranthesis can be ignored.</text:span></text:p>
      <text:p text:style-name="P83"><text:span text:style-name="T87">i.e </text:span><text:span text:style-name="T95">let user = new User</text:span><text:span text:style-name="T87">;</text:span></text:p>
      <text:p text:style-name="P83"><text:span text:style-name="T87"/></text:p>
      <text:p text:style-name="P83"><text:span text:style-name="T87"/></text:p>
      <text:p text:style-name="P84"><text:span text:style-name="T87">46. </text:span><text:span text:style-name="T14">Optional Chaining</text:span><text:span text:style-name="T95"> ‘ </text:span>?.<text:span text:style-name="T87"> ’</text:span></text:p>
      <text:p text:style-name="P84"><text:span text:style-name="T87"/></text:p>
      <text:p text:style-name="P84"><text:span text:style-name="T87"><text:tab/>Recent addition to the langauge.</text:span></text:p>
      <text:p text:style-name="P84"><text:span text:style-name="T87"><text:tab/>The optional chaining </text:span><text:span text:style-name="T86">?.</text:span><text:span text:style-name="T87"> Is </text:span>an error-proof way to access nested object</text:p>
      <text:p text:style-name="P84"><text:span text:style-name="T87"><text:tab/></text:span>properties<text:span text:style-name="T87">, even if intermediate property doesn’t exist.</text:span></text:p>
      <text:p text:style-name="P84"><text:span text:style-name="T87"/></text:p>
      <text:p text:style-name="P84"><text:span text:style-name="T87"><text:tab/>Ex: let obj = { }; <text:s/><text:tab/><text:tab/><text:tab/><text:tab/>// empty object</text:span></text:p>
      <text:p text:style-name="P84"><text:span text:style-name="T87"><text:tab/> <text:s text:c="5"/>console.log( </text:span><text:span text:style-name="T86">obj.name</text:span><text:span text:style-name="T87"> ) <text:tab/><text:tab/>// </text:span><text:span text:style-name="T86">undefined</text:span></text:p>
      <text:p text:style-name="P84"><text:span text:style-name="T87"/></text:p>
      <text:p text:style-name="P84"><text:span text:style-name="T87"><text:tab/>If you go any further, it will given an error i.e</text:span></text:p>
      <text:p text:style-name="P84"><text:span text:style-name="T87"><text:tab/><text:tab/>console.log( </text:span><text:span text:style-name="T86">obj.name.age</text:span><text:span text:style-name="T87"> ) <text:tab/>// </text:span><text:span text:style-name="T86">Error</text:span></text:p>
      <text:p text:style-name="P84"><text:span text:style-name="T87"/></text:p>
      <text:p text:style-name="P84"><text:span text:style-name="T87"><text:tab/>But with Optional Chaining operator </text:span><text:span text:style-name="T86">?.</text:span></text:p>
      <text:p text:style-name="P84"><text:soft-page-break/><text:span text:style-name="T87"><text:tab/></text:span><text:span text:style-name="T86">It </text:span>stops the evaluation and returns undefined<text:span text:style-name="T86"> if the part before ?</text:span><text:span text:style-name="T87">. Is </text:span></text:p>
      <text:p text:style-name="P84"><text:span text:style-name="T87"><text:tab/></text:span><text:span text:style-name="T86">undefined or null</text:span><text:span text:style-name="T87">.</text:span></text:p>
      <text:p text:style-name="P84"><text:span text:style-name="T87"/></text:p>
      <text:p text:style-name="P84"><text:span text:style-name="T87"><text:tab/>Ex: let user = { };<text:tab/><text:tab/><text:tab/><text:tab/>// empty object</text:span></text:p>
      <text:p text:style-name="P84"><text:span text:style-name="T87"><text:tab/> <text:s text:c="5"/>console.log( </text:span><text:span text:style-name="T86">user?.name?.age</text:span><text:span text:style-name="T87">) <text:s text:c="4"/><text:tab/>// </text:span><text:span text:style-name="T86">undefined</text:span></text:p>
      <text:p text:style-name="P84"><text:span text:style-name="T87"/></text:p>
      <text:p text:style-name="P84"><text:span text:style-name="T87"><text:tab/></text:span><text:span text:style-name="T89">More Examples: <text:s/>console.log( </text:span><text:span text:style-name="T91">user.sayHi()</text:span><text:span text:style-name="T89"> ); <text:s text:c="4"/>// </text:span><text:span text:style-name="T91">Error</text:span></text:p>
      <text:p text:style-name="P84"><text:span text:style-name="T89"><text:tab/><text:tab/><text:tab/><text:tab/> <text:s/>console.log( </text:span><text:span text:style-name="T91">user?.sayHi()</text:span><text:span text:style-name="T89"> ); <text:s text:c="2"/>// </text:span><text:span text:style-name="T91">Undefined</text:span></text:p>
      <text:p text:style-name="P85"><text:span text:style-name="T87"/></text:p>
      <text:p text:style-name="P86"><text:span text:style-name="T87"><text:tab/><text:tab/><text:tab/><text:tab/><text:tab/></text:span><text:span text:style-name="T82">SYMBOLS</text:span></text:p>
      <text:p text:style-name="P86"><text:span text:style-name="T82"/></text:p>
      <text:p text:style-name="P86"><text:span text:style-name="T82"/></text:p>
      <text:p text:style-name="P75"><text:span text:style-name="T95">47. By Specification: </text:span><text:span text:style-name="T43">Symbols are primitive</text:span><text:span text:style-name="T95">.</text:span></text:p>
      <text:p text:style-name="P75"><text:span text:style-name="T95"><text:tab/></text:span></text:p>
      <text:p text:style-name="P75"><text:span text:style-name="T95"><text:tab/>Object property</text:span><text:span text:style-name="T14"> Keys</text:span><text:span text:style-name="T95"> may be either </text:span><text:span text:style-name="T43">String-Type</text:span><text:span text:style-name="T95"> or </text:span><text:span text:style-name="T43">Symbols</text:span><text:span text:style-name="T95">.</text:span></text:p>
      <text:p text:style-name="P75"><text:span text:style-name="T95"><text:tab/></text:span><text:span text:style-name="T33">Symbol are gauranteed to be </text:span><text:span text:style-name="T34">unique</text:span><text:span text:style-name="T33">.</text:span></text:p>
      <text:p text:style-name="P75"><text:span text:style-name="T96"><text:tab/></text:span><text:span text:style-name="T98">Symbol are skipped by (for...in)</text:span><text:span text:style-name="T96">.</text:span></text:p>
      <text:p text:style-name="P75"><text:span text:style-name="T96"><text:tab/></text:span><text:span text:style-name="T98">Object.keys(object-name) </text:span><text:span text:style-name="T96">also ignores symbol properties.</text:span></text:p>
      <text:p text:style-name="P75"><text:span text:style-name="T96"/></text:p>
      <text:p text:style-name="P75"><text:span text:style-name="T96"><text:tab/></text:span><text:span text:style-name="T33">In contrast, </text:span><text:span text:style-name="T34">Object.assign</text:span><text:span text:style-name="T33"> copies both string and symbol properties.</text:span></text:p>
      <text:p text:style-name="P75"><text:span text:style-name="T33"/></text:p>
      <text:p text:style-name="P75"><text:span text:style-name="T96"><text:tab/>Even if we create many Symbols with the same </text:span><text:span text:style-name="T37">descriptor</text:span><text:span text:style-name="T96">, they have</text:span></text:p>
      <text:p text:style-name="P75"><text:span text:style-name="T96"><text:tab/>different values.</text:span></text:p>
      <text:p text:style-name="P76"><text:span text:style-name="T95"><text:tab/></text:span><text:span text:style-name="T32">It allows us to create hidden properties of an object.</text:span></text:p>
      <text:p text:style-name="P75"><text:span text:style-name="T95"><text:tab/></text:span></text:p>
      <text:p text:style-name="P75"><text:span text:style-name="T95"><text:tab/></text:span><text:span text:style-name="T96">Ex: let id1 = Symbol(‘</text:span><text:span text:style-name="T98">id</text:span><text:span text:style-name="T96">’);<text:tab/><text:tab/><text:tab/> // </text:span><text:span text:style-name="T105">descriptor: id</text:span></text:p>
      <text:p text:style-name="P75"><text:span text:style-name="T96"><text:tab/> <text:s text:c="6"/>let id2 = Symbol(‘</text:span><text:span text:style-name="T98">id</text:span><text:span text:style-name="T96">’);</text:span></text:p>
      <text:p text:style-name="P75"><text:span text:style-name="T96"><text:tab/> <text:s text:c="6"/>console.log( id1 == id2 ) <text:s text:c="2"/><text:tab/><text:tab/>// </text:span><text:span text:style-name="T98">False</text:span></text:p>
      <text:p text:style-name="P75"/>
      <text:p text:style-name="P76"><text:span text:style-name="T2">Note</text:span>: alert(id1) will give <text:span text:style-name="T2">ERROR</text:span>.</text:p>
      <text:p text:style-name="P76"><text:span text:style-name="T2">Solution</text:span>: alert(id1.toString());</text:p>
      <text:p text:style-name="P76"/>
      <text:p text:style-name="P87"><text:span text:style-name="T87"/></text:p>
      <text:p text:style-name="P71">Get Symbol.<text:span text:style-name="T63">description</text:span> <text:span text:style-name="T35">property</text:span> to show the descriptor only.</text:p>
      <text:p text:style-name="P71">Console.log(id1.<text:span text:style-name="T63">description</text:span>) <text:s text:c="3"/><text:tab/><text:tab/><text:tab/><text:tab/><text:tab/>// <text:span text:style-name="T63">id</text:span></text:p>
      <text:p text:style-name="P81"/>
      <text:p text:style-name="P81"/>
      <text:p text:style-name="P72"><text:span text:style-name="T2"/></text:p>
      <text:p text:style-name="P72"><text:span text:style-name="T2"/></text:p>
      <text:p text:style-name="P73"><text:soft-page-break/><text:span text:style-name="T2">How to get Symbols from an Object ?</text:span> </text:p>
      <text:p text:style-name="P73"/>
      <text:p text:style-name="P73">To retrieve Symbols keys from an object, We use :</text:p>
      <text:p text:style-name="P73"/>
      <text:p text:style-name="P73"><text:tab/><text:span text:style-name="T25">Object.getOwnPropertySymbol</text:span><text:span text:style-name="T26">s</text:span><text:span text:style-name="T25">()</text:span><text:span text:style-name="T28">;</text:span></text:p>
      <text:p text:style-name="P73"><text:tab/>Method <text:span text:style-name="T28">returns an array</text:span> of all Symbols properties found directly</text:p>
      <text:p text:style-name="P73"><text:tab/>upon on an object.</text:p>
      <text:p text:style-name="P69"/>
      <text:p text:style-name="P69"><text:tab/><text:span text:style-name="T24">Reflect.ownKeys</text:span><text:span text:style-name="T99"> : Method return </text:span><text:span text:style-name="T31">an array of the target object’s </text:span><text:span text:style-name="T24">own</text:span></text:p>
      <text:p text:style-name="P69"><text:tab/><text:tab/><text:tab/><text:tab/> <text:s text:c="3"/><text:span text:style-name="T24">property</text:span><text:span text:style-name="T31"> keys ( Symbols too )</text:span></text:p>
      <text:p text:style-name="P68"/>
      <text:p text:style-name="P68"/>
      <text:p text:style-name="P79">Most Commonly Use Cases for Symbols :</text:p>
      <text:p text:style-name="P73"/>
      <text:p text:style-name="P73">1. Unique property values that you don’t want users to overwrite by</text:p>
      <text:p text:style-name="P73"><text:s text:c="5"/>mistake.</text:p>
      <text:p text:style-name="P73">2. <text:s/>Unique keys for identifying object properties.</text:p>
      <text:p text:style-name="P74">3. Symbol type is used to create unique identifiers for objects.</text:p>
      <text:p text:style-name="P52"><text:span text:style-name="T35"/></text:p>
      <text:p text:style-name="P64"><text:tab/></text:p>
      <text:p text:style-name="P64"/>
      <text:p text:style-name="P64"><text:tab/><text:tab/><text:tab/><text:tab/><text:span text:style-name="T84">OBJECT TO PRIMITIVES</text:span></text:p>
      <text:p text:style-name="P64"><text:span text:style-name="T81"/></text:p>
      <text:p text:style-name="P73"/>
      <text:p text:style-name="P73">48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29:56.947407270</meta:creation-date>
    <dc:date>2020-12-23T18:11:54.992567096</dc:date>
    <meta:editing-duration>PT24M47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4" meta:paragraph-count="338" meta:word-count="2459" meta:character-count="14637" meta:non-whitespace-character-count="11921"/>
  </office:meta>
</office:document-meta>
</file>